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fill-color="#ccffcc" draw:textarea-horizontal-align="left" draw:textarea-vertical-align="top" draw:auto-grow-height="false" fo:min-height="1.55cm" fo:min-width="5.9cm"/>
    </style:style>
    <style:style style:name="gr3" style:family="graphic" style:parent-style-name="standard">
      <style:graphic-properties draw:fill-color="#ccffcc" draw:textarea-horizontal-align="left" draw:textarea-vertical-align="top" draw:auto-grow-height="false" fo:min-height="2.3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8" style:family="graphic" style:parent-style-name="standard">
      <style:graphic-properties draw:fill-color="#ccffcc" draw:textarea-horizontal-align="left" draw:textarea-vertical-align="top" draw:auto-grow-height="false" fo:min-height="0.95cm" fo:min-width="5.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3.939cm" fo:padding-top="0cm" fo:padding-bottom="0cm" fo:padding-left="0.16cm" fo:padding-right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2.318cm" fo:padding-top="0cm" fo:padding-bottom="0cm" fo:padding-left="0.16cm" fo:padding-right="0.16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55cm" fo:min-width="5.9cm"/>
    </style:style>
    <style:style style:name="gr13" style:family="graphic" style:parent-style-name="standard">
      <style:graphic-properties draw:fill-color="#ffcc99" draw:textarea-horizontal-align="left" draw:textarea-vertical-align="top" draw:auto-grow-height="false" fo:min-height="3.35cm" fo:min-width="5.9cm"/>
    </style:style>
    <style:style style:name="gr14" style:family="graphic" style:parent-style-name="standard">
      <style:graphic-properties draw:fill-color="#ffcc99" draw:textarea-horizontal-align="left" draw:textarea-vertical-align="top" draw:auto-grow-height="false" fo:min-height="1.75cm" fo:min-width="5.9cm"/>
    </style:style>
    <style:style style:name="gr15" style:family="graphic" style:parent-style-name="standard">
      <style:graphic-properties draw:fill-color="#ffcc99" draw:textarea-horizontal-align="left" draw:textarea-vertical-align="top" draw:auto-grow-height="false" fo:min-height="0.95cm" fo:min-width="5.9cm"/>
    </style:style>
    <style:style style:name="gr16" style:family="graphic" style:parent-style-name="standard">
      <style:graphic-properties draw:fill-color="#ffcc99" draw:textarea-horizontal-align="left" draw:textarea-vertical-align="top" draw:auto-grow-height="false" fo:min-height="1.15cm" fo:min-width="5.9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8" style:family="graphic" style:parent-style-name="standard">
      <style:graphic-properties draw:textarea-horizontal-align="left" draw:textarea-vertical-align="top" draw:auto-grow-height="false" fo:min-height="2.55cm" fo:min-width="5.9cm"/>
    </style:style>
    <style:style style:name="gr19" style:family="graphic" style:parent-style-name="standard">
      <style:graphic-properties draw:fill-color="#ffcc99" draw:textarea-horizontal-align="justify" draw:textarea-vertical-align="middle" draw:auto-grow-height="false" fo:min-height="0.55cm" fo:min-width="1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971cm" fo:padding-top="0cm" fo:padding-bottom="0cm" fo:padding-left="0.16cm" fo:padding-right="0.16cm"/>
    </style:style>
    <style:style style:name="gr21" style:family="graphic" style:parent-style-name="standard">
      <style:graphic-properties draw:marker-end="Circle_20_unfilled" draw:textarea-vertical-align="middle"/>
    </style:style>
    <style:style style:name="gr22" style:family="graphic" style:parent-style-name="standard">
      <style:graphic-properties draw:fill-color="#ff99cc" draw:textarea-horizontal-align="justify" draw:textarea-vertical-align="middle" draw:auto-grow-height="false" fo:min-height="0.55cm" fo:min-width="5.9cm"/>
    </style:style>
    <style:style style:name="gr23" style:family="graphic" style:parent-style-name="standard">
      <style:graphic-properties draw:fill-color="#ff99cc" draw:textarea-horizontal-align="left" draw:textarea-vertical-align="top" draw:auto-grow-height="false" fo:min-height="1.95cm" fo:min-width="5.9cm"/>
    </style:style>
    <style:style style:name="gr24" style:family="graphic" style:parent-style-name="standard">
      <style:graphic-properties draw:fill-color="#ff99cc" draw:textarea-horizontal-align="left" draw:textarea-vertical-align="top" draw:auto-grow-height="false" fo:min-height="2.05cm" fo:min-width="5.9cm"/>
    </style:style>
    <style:style style:name="gr25" style:family="graphic" style:parent-style-name="standard">
      <style:graphic-properties draw:fill-color="#ff99cc" draw:textarea-horizontal-align="justify" draw:textarea-vertical-align="middle" draw:auto-grow-height="false" fo:min-height="0.55cm" fo:min-width="1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gr27" style:family="graphic" style:parent-style-name="standard">
      <style:graphic-properties draw:textarea-horizontal-align="left" draw:textarea-vertical-align="top" draw:auto-grow-height="false" fo:min-height="1.55cm" fo:min-width="5.9cm"/>
    </style:style>
    <style:style style:name="gr28" style:family="graphic" style:parent-style-name="standard">
      <style:graphic-properties draw:fill-color="#ccffcc" draw:textarea-horizontal-align="justify" draw:textarea-vertical-align="middle" draw:auto-grow-height="false" fo:min-height="0.55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-color="#ccffcc"/>
      <style:paragraph-properties fo:text-align="justify"/>
      <style:text-properties fo:font-size="12pt" style:font-size-asian="12pt" style:font-size-complex="12pt"/>
    </style:style>
    <style:style style:name="P5" style:family="paragraph">
      <loext:graphic-properties draw:fill-color="#ccffc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ffcc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cc99"/>
      <style:paragraph-properties fo:text-align="justify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justify"/>
      <style:text-properties fo:font-size="12pt" style:font-size-asian="12pt" style:font-size-complex="12pt"/>
    </style:style>
    <style:style style:name="P13" style:family="paragraph">
      <loext:graphic-properties draw:fill-color="#ffcc99"/>
      <style:paragraph-properties fo:text-align="center"/>
      <style:text-properties fo:font-size="12pt" style:font-size-asian="18pt" style:font-size-complex="18pt"/>
    </style:style>
    <style:style style:name="P14" style:family="paragraph">
      <loext:graphic-properties draw:fill-color="#ff99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99cc"/>
      <style:paragraph-properties fo:text-align="justify"/>
      <style:text-properties fo:font-size="12pt" style:font-size-asian="12pt" style:font-size-complex="12pt"/>
    </style:style>
    <style:style style:name="P16" style:family="paragraph">
      <loext:graphic-properties draw:fill-color="#ff99cc"/>
      <style:paragraph-properties fo:text-align="center"/>
      <style:text-properties fo:font-size="12pt" style:font-size-asian="18pt" style:font-size-complex="18pt"/>
    </style:style>
    <style:style style:name="P17" style:family="paragraph">
      <style:paragraph-properties fo:text-align="justify"/>
      <style:text-properties fo:font-size="12pt" style:font-size-asian="18pt" style:font-size-complex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6.4cm" svg:height="0.8cm" svg:x="21.2cm" svg:y="33.9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8cm" svg:x="21.2cm" svg:y="34.7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Nom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5" draw:layer="layout" svg:width="6.4cm" svg:height="0.8cm" svg:x="29.6cm" svg:y="28.7cm">
            <text:p text:style-name="P1"><text:span text:style-name="T4">Produ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4cm" svg:height="2.6cm" svg:x="29.6cm" svg:y="29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  <text:list-item>
                <text:p text:style-name="P3"><text:span text:style-name="T3">Un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4.8cm" svg:height="1.6cm" svg:x="30.4cm" svg:y="34.4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2" draw:id="id2" draw:layer="layout" svg:width="4.8cm" svg:height="1.6cm" svg:x="30.4cm" svg:y="34.4cm">
          <text:p text:style-name="P1"><text:span text:style-name="T5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7.6cm" svg:y1="35.2cm" svg:x2="30.4cm" svg:y2="35.2cm" draw:start-shape="id1" draw:end-shape="id2" draw:end-glue-point="5" svg:d="M27600 35200h2800" svg:viewBox="0 0 2801 1">
          <text:p/>
        </draw:connector>
        <draw:connector draw:style-name="gr6" draw:text-style-name="P6" draw:layer="layout" svg:x1="32.8cm" svg:y1="34.4cm" svg:x2="32.8cm" svg:y2="32.1cm" draw:start-shape="id2" draw:start-glue-point="4" draw:end-shape="id3" draw:end-glue-point="2" svg:d="M32800 34400v-2300" svg:viewBox="0 0 1 2301">
          <text:p/>
        </draw:connector>
        <draw:custom-shape draw:style-name="gr5" draw:text-style-name="P7" xml:id="id5" draw:id="id5" draw:layer="layout" svg:width="4.8cm" svg:height="1.6cm" svg:x="54.4cm" svg:y="29.6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52cm" svg:y1="30.4cm" svg:x2="54.4cm" svg:y2="30.4cm" draw:start-shape="id4" draw:start-glue-point="1" draw:end-shape="id5" draw:end-glue-point="5" svg:d="M52000 30400h2400" svg:viewBox="0 0 2401 1">
          <text:p/>
        </draw:connector>
        <draw:connector draw:style-name="gr6" draw:text-style-name="P6" draw:layer="layout" svg:x1="56.8cm" svg:y1="34.2cm" svg:x2="56.8cm" svg:y2="31.2cm" draw:start-shape="id6" draw:end-shape="id5" draw:end-glue-point="6" svg:d="M56800 34200v-3000" svg:viewBox="0 0 1 3001">
          <text:p/>
        </draw:connector>
        <draw:frame draw:style-name="gr7" draw:text-style-name="P8" draw:layer="layout" svg:width="1.6cm" svg:height="0.8cm" svg:x="27.625cm" svg:y="34.4cm">
          <draw:text-box>
            <text:p><text:span text:style-name="T5">(0,n)</text:span></text:p>
          </draw:text-box>
        </draw:frame>
        <draw:connector draw:style-name="gr6" draw:text-style-name="P6" draw:layer="layout" draw:line-skew="-0.899cm" svg:x1="53.6cm" svg:y1="35.2cm" svg:x2="54.4cm" svg:y2="39.2cm" draw:start-shape="id6" draw:start-glue-point="3" draw:end-shape="id7" draw:end-glue-point="5" svg:d="M53600 35200h-1400v4000h2200" svg:viewBox="0 0 2201 4001">
          <text:p/>
        </draw:connector>
        <draw:connector draw:style-name="gr6" draw:text-style-name="P6" draw:layer="layout" draw:line-skew="0.899cm" svg:x1="59.2cm" svg:y1="39.2cm" svg:x2="60cm" svg:y2="35.2cm" draw:start-shape="id7" draw:start-glue-point="7" draw:end-shape="id6" draw:end-glue-point="1" svg:d="M59200 39200h2200v-4000h-1400" svg:viewBox="0 0 2201 4001">
          <text:p/>
        </draw:connector>
        <draw:g xml:id="id4" draw:id="id4">
          <draw:custom-shape draw:style-name="gr1" draw:text-style-name="P2" draw:layer="layout" svg:width="6.4cm" svg:height="0.8cm" svg:x="45.6cm" svg:y="29.4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45.6cm" svg:y="30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xml:id="id8" draw:id="id8" draw:layer="layout" svg:width="4.8cm" svg:height="1.6cm" svg:x="38.391cm" svg:y="29.6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6cm" svg:y1="30.4cm" svg:x2="38.391cm" svg:y2="30.4cm" draw:start-shape="id3" draw:start-glue-point="1" draw:end-shape="id8" draw:end-glue-point="5" svg:d="M36000 30400h2391" svg:viewBox="0 0 2392 1">
          <text:p/>
        </draw:connector>
        <draw:connector draw:style-name="gr6" draw:text-style-name="P6" draw:layer="layout" svg:x1="43.191cm" svg:y1="30.4cm" svg:x2="45.6cm" svg:y2="30.4cm" draw:start-shape="id8" draw:start-glue-point="7" draw:end-shape="id4" svg:d="M43191 30400h2409" svg:viewBox="0 0 2410 1">
          <text:p/>
        </draw:connector>
        <draw:frame draw:style-name="gr9" draw:text-style-name="P8" draw:layer="layout" svg:width="3.8cm" svg:height="0.8cm" svg:x="50.7cm" svg:y="39.2cm">
          <draw:text-box>
            <text:p><text:span text:style-name="T5">Est composé de</text:span></text:p>
          </draw:text-box>
        </draw:frame>
        <draw:frame draw:style-name="gr10" draw:text-style-name="P8" draw:layer="layout" svg:width="2.4cm" svg:height="0.8cm" svg:x="59.2cm" svg:y="39.2cm">
          <draw:text-box>
            <text:p><text:span text:style-name="T5">Compose</text:span></text:p>
          </draw:text-box>
        </draw:frame>
        <draw:frame draw:style-name="gr7" draw:text-style-name="P8" draw:layer="layout" svg:width="1.6cm" svg:height="0.8cm" svg:x="32.8cm" svg:y="32.1cm">
          <draw:text-box>
            <text:p><text:span text:style-name="T5">(0,n)</text:span></text:p>
          </draw:text-box>
        </draw:frame>
        <draw:frame draw:style-name="gr7" draw:text-style-name="P8" draw:layer="layout" svg:width="1.6cm" svg:height="0.8cm" svg:x="36cm" svg:y="29.6cm">
          <draw:text-box>
            <text:p><text:span text:style-name="T5">(1,1)</text:span></text:p>
          </draw:text-box>
        </draw:frame>
        <draw:frame draw:style-name="gr11" draw:text-style-name="P8" draw:layer="layout" svg:width="1.6cm" svg:height="0.8cm" svg:x="44.075cm" svg:y="29.6cm">
          <draw:text-box>
            <text:p><text:span text:style-name="T5">(1,n)</text:span></text:p>
          </draw:text-box>
        </draw:frame>
        <draw:frame draw:style-name="gr7" draw:text-style-name="P8" draw:layer="layout" svg:width="1.6cm" svg:height="0.8cm" svg:x="60cm" svg:y="34.4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52cm" svg:y="34.4cm">
          <draw:text-box>
            <text:p><text:span text:style-name="T5">(0,n)</text:span></text:p>
          </draw:text-box>
        </draw:frame>
        <draw:frame draw:style-name="gr7" draw:text-style-name="P8" draw:layer="layout" svg:width="1.6cm" svg:height="0.8cm" svg:x="52cm" svg:y="29.6cm">
          <draw:text-box>
            <text:p><text:span text:style-name="T5">(1,1)</text:span></text:p>
          </draw:text-box>
        </draw:frame>
        <draw:frame draw:style-name="gr7" draw:text-style-name="P8" draw:layer="layout" svg:width="1.6cm" svg:height="0.8cm" svg:x="56.8cm" svg:y="33.4cm">
          <draw:text-box>
            <text:p><text:span text:style-name="T5">(0,n)</text:span></text:p>
          </draw:text-box>
        </draw:frame>
        <draw:g xml:id="id13" draw:id="id13">
          <draw:custom-shape draw:style-name="gr12" draw:text-style-name="P9" draw:layer="layout" svg:width="6.4cm" svg:height="0.8cm" svg:x="36.8cm" svg:y="7.4cm">
            <text:p text:style-name="P1"><text:span text:style-name="T1">Réservation bie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6.4cm" svg:height="3.6cm" svg:x="36.8cm" svg:y="8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Date début</text:span></text:p>
              </text:list-item>
              <text:list-item>
                <text:p text:style-name="P3"><text:span text:style-name="T6">Date fin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Taxe par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2" draw:text-style-name="P9" draw:layer="layout" svg:width="6.4cm" svg:height="0.8cm" svg:x="36.8cm" svg:y="17cm">
            <text:p text:style-name="P1"><text:span text:style-name="T1">Bien louabl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6.4cm" svg:height="2cm" svg:x="36.8cm" svg:y="17.8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Emplacemen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2" draw:text-style-name="P9" draw:layer="layout" svg:width="6.4cm" svg:height="0.8cm" svg:x="24cm" svg:y="20.4cm">
            <text:p text:style-name="P1"><text:span text:style-name="T1">Contenu bie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6.4cm" svg:height="1.2cm" svg:x="24cm" svg:y="21.2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0" draw:id="id20">
          <draw:custom-shape draw:style-name="gr12" draw:text-style-name="P9" draw:layer="layout" svg:width="6.4cm" svg:height="0.8cm" svg:x="52.8cm" svg:y="8.6cm">
            <text:p text:style-name="P1"><text:span text:style-name="T1">Option réservation bie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6.4cm" svg:height="1.2cm" svg:x="52.8cm" svg:y="9.4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12" draw:text-style-name="P9" draw:layer="layout" svg:width="6.4cm" svg:height="0.8cm" svg:x="52.8cm" svg:y="0.5cm">
            <text:p text:style-name="P1"><text:span text:style-name="T1">Formule tarifaire bie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6.4cm" svg:height="1.4cm" svg:x="52.8cm" svg:y="1.3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7" draw:text-style-name="P11" draw:layer="layout" svg:width="6.4cm" svg:height="0.8cm" svg:x="20.8cm" svg:y="7.8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6.4cm" svg:height="2.8cm" svg:x="20.8cm" svg:y="8.6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Nom</text:span></text:p>
              </text:list-item>
              <text:list-item>
                <text:p text:style-name="P3"><text:span text:style-name="T6">Prénom</text:span></text:p>
              </text:list-item>
              <text:list-item>
                <text:p text:style-name="P3"><text:span text:style-name="T6">Adresse</text:span></text:p>
              </text:list-item>
              <text:list-item>
                <text:p text:style-name="P3"><text:span text:style-name="T6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3" xml:id="id12" draw:id="id12" draw:layer="layout" svg:width="4.8cm" svg:height="1.6cm" svg:x="29.6cm" svg:y="8.8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14" draw:id="id14" draw:layer="layout" svg:width="4.8cm" svg:height="1.6cm" svg:x="37.6cm" svg:y="13.6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16" draw:id="id16" draw:layer="layout" svg:width="4.8cm" svg:height="1.6cm" svg:x="29.6cm" svg:y="17.6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23" draw:id="id23" draw:layer="layout" svg:width="4.8cm" svg:height="1.6cm" svg:x="44.8cm" svg:y="0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9" draw:id="id9" draw:layer="layout" svg:width="4.8cm" svg:height="1.6cm" svg:x="53.6cm" svg:y="5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8" xml:id="id10" draw:id="id10" draw:layer="layout" svg:width="2.4cm" svg:height="0.8cm" svg:x="59.2cm" svg:y="6.2cm">
          <draw:text-box>
            <text:p><text:span text:style-name="T5">Montant</text:span></text:p>
          </draw:text-box>
        </draw:frame>
        <draw:connector draw:style-name="gr21" draw:text-style-name="P6" draw:layer="layout" svg:x1="58.4cm" svg:y1="5.8cm" svg:x2="59.2cm" svg:y2="6.6cm" draw:start-shape="id9" draw:start-glue-point="7" draw:end-shape="id10" draw:end-glue-point="3" svg:d="M58400 5800h401v800h399" svg:viewBox="0 0 801 801">
          <text:p/>
        </draw:connector>
        <draw:custom-shape draw:style-name="gr19" draw:text-style-name="P13" xml:id="id21" draw:id="id21" draw:layer="layout" svg:width="4.8cm" svg:height="1.6cm" svg:x="45.6cm" svg:y="8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19" draw:id="id19" draw:layer="layout" svg:width="4.8cm" svg:height="1.6cm" svg:x="45.6cm" svg:y="17.6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7.2cm" svg:y1="9.6cm" svg:x2="29.6cm" svg:y2="9.6cm" draw:start-shape="id11" draw:start-glue-point="1" draw:end-shape="id12" draw:end-glue-point="5" svg:d="M27200 9600h2400" svg:viewBox="0 0 2401 1">
          <text:p/>
        </draw:connector>
        <draw:connector draw:style-name="gr6" draw:text-style-name="P6" draw:layer="layout" svg:x1="34.4cm" svg:y1="9.6cm" svg:x2="36.8cm" svg:y2="9.6cm" draw:start-shape="id12" draw:start-glue-point="7" draw:end-shape="id13" svg:d="M34400 9600h2400" svg:viewBox="0 0 2401 1">
          <text:p/>
        </draw:connector>
        <draw:frame draw:style-name="gr7" draw:text-style-name="P8" draw:layer="layout" svg:width="1.6cm" svg:height="0.8cm" svg:x="27.2cm" svg:y="8.8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35.2cm" svg:y="8.8cm">
          <draw:text-box>
            <text:p><text:span text:style-name="T5">(1,1)</text:span></text:p>
          </draw:text-box>
        </draw:frame>
        <draw:connector draw:style-name="gr6" draw:text-style-name="P6" draw:layer="layout" svg:x1="40cm" svg:y1="13.6cm" svg:x2="40cm" svg:y2="11.8cm" draw:start-shape="id14" draw:start-glue-point="4" draw:end-shape="id13" svg:d="M40000 13600v-1800" svg:viewBox="0 0 1 1801">
          <text:p/>
        </draw:connector>
        <draw:connector draw:style-name="gr6" draw:text-style-name="P6" draw:layer="layout" svg:x1="40cm" svg:y1="17cm" svg:x2="40cm" svg:y2="15.2cm" draw:start-shape="id15" draw:end-shape="id14" draw:end-glue-point="6" svg:d="M40000 17000v-1800" svg:viewBox="0 0 1 1801">
          <text:p/>
        </draw:connector>
        <draw:frame draw:style-name="gr7" draw:text-style-name="P8" draw:layer="layout" svg:width="1.6cm" svg:height="0.8cm" svg:x="40cm" svg:y="11.8cm">
          <draw:text-box>
            <text:p><text:span text:style-name="T5">(1,n)</text:span></text:p>
          </draw:text-box>
        </draw:frame>
        <draw:frame draw:style-name="gr7" draw:text-style-name="P8" draw:layer="layout" svg:width="1.6cm" svg:height="0.8cm" svg:x="40cm" svg:y="16.2cm">
          <draw:text-box>
            <text:p><text:span text:style-name="T5">(0,n)</text:span></text:p>
          </draw:text-box>
        </draw:frame>
        <draw:connector draw:style-name="gr6" draw:text-style-name="P6" draw:layer="layout" svg:x1="34.4cm" svg:y1="18.4cm" svg:x2="36.8cm" svg:y2="18.4cm" draw:start-shape="id16" draw:start-glue-point="7" draw:end-shape="id15" svg:d="M34400 18400h2400" svg:viewBox="0 0 2401 1">
          <text:p/>
        </draw:connector>
        <draw:connector draw:style-name="gr6" draw:text-style-name="P6" draw:layer="layout" svg:x1="27.2cm" svg:y1="20.4cm" svg:x2="29.6cm" svg:y2="18.4cm" draw:start-shape="id17" draw:start-glue-point="0" draw:end-shape="id16" draw:end-glue-point="5" svg:d="M27200 20400v-2000h2400" svg:viewBox="0 0 2401 2001">
          <text:p/>
        </draw:connector>
        <draw:frame draw:style-name="gr20" draw:text-style-name="P8" xml:id="id18" draw:id="id18" draw:layer="layout" svg:width="2.4cm" svg:height="0.8cm" svg:x="32.4cm" svg:y="19.2cm">
          <draw:text-box>
            <text:p><text:span text:style-name="T5">Nombre</text:span></text:p>
          </draw:text-box>
        </draw:frame>
        <draw:connector draw:style-name="gr21" draw:text-style-name="P6" draw:layer="layout" svg:x1="32cm" svg:y1="19.2cm" svg:x2="32.4cm" svg:y2="19.6cm" draw:start-shape="id16" draw:start-glue-point="6" draw:end-shape="id18" draw:end-glue-point="3" svg:d="M32000 19200v400h400" svg:viewBox="0 0 401 401">
          <text:p/>
        </draw:connector>
        <draw:frame draw:style-name="gr11" draw:text-style-name="P8" draw:layer="layout" svg:width="1.6cm" svg:height="0.8cm" svg:x="35.2cm" svg:y="17.6cm">
          <draw:text-box>
            <text:p><text:span text:style-name="T5">(1,n)</text:span></text:p>
          </draw:text-box>
        </draw:frame>
        <draw:frame draw:style-name="gr7" draw:text-style-name="P8" draw:layer="layout" svg:width="1.6cm" svg:height="0.8cm" svg:x="27.2cm" svg:y="19.6cm">
          <draw:text-box>
            <text:p><text:span text:style-name="T5">(1,n)</text:span></text:p>
          </draw:text-box>
        </draw:frame>
        <draw:connector draw:style-name="gr6" draw:text-style-name="P6" draw:layer="layout" svg:x1="43.2cm" svg:y1="18.4cm" svg:x2="45.6cm" svg:y2="18.4cm" draw:start-shape="id15" draw:end-shape="id19" draw:end-glue-point="5" svg:d="M43200 18400h2400" svg:viewBox="0 0 2401 1">
          <text:p/>
        </draw:connector>
        <draw:connector draw:style-name="gr6" draw:text-style-name="P6" draw:layer="layout" svg:x1="50.4cm" svg:y1="18.4cm" svg:x2="56cm" svg:y2="10.6cm" draw:start-shape="id19" draw:start-glue-point="7" draw:end-shape="id20" draw:end-glue-point="2" svg:d="M50400 18400h5600v-7800" svg:viewBox="0 0 5601 7801">
          <text:p/>
        </draw:connector>
        <draw:frame draw:style-name="gr7" draw:text-style-name="P8" draw:layer="layout" svg:width="1.6cm" svg:height="0.8cm" svg:x="43.2cm" svg:y="17.6cm">
          <draw:text-box>
            <text:p><text:span text:style-name="T5">(0,n)</text:span></text:p>
          </draw:text-box>
        </draw:frame>
        <draw:frame draw:style-name="gr7" draw:text-style-name="P8" draw:layer="layout" svg:width="1.6cm" svg:height="0.8cm" svg:x="56cm" svg:y="10.6cm">
          <draw:text-box>
            <text:p><text:span text:style-name="T5">(0,n)</text:span></text:p>
          </draw:text-box>
        </draw:frame>
        <draw:connector draw:style-name="gr6" draw:text-style-name="P6" draw:layer="layout" svg:x1="45.6cm" svg:y1="9.6cm" svg:x2="43.2cm" svg:y2="9.6cm" draw:start-shape="id21" draw:start-glue-point="5" draw:end-shape="id13" svg:d="M45600 9600h-2400" svg:viewBox="0 0 2401 1">
          <text:p/>
        </draw:connector>
        <draw:connector draw:style-name="gr6" draw:text-style-name="P6" draw:layer="layout" svg:x1="52.8cm" svg:y1="9.6cm" svg:x2="50.4cm" svg:y2="9.6cm" draw:start-shape="id20" draw:start-glue-point="3" draw:end-shape="id21" draw:end-glue-point="7" svg:d="M52800 9600h-2400" svg:viewBox="0 0 2401 1">
          <text:p/>
        </draw:connector>
        <draw:frame draw:style-name="gr7" draw:text-style-name="P8" draw:layer="layout" svg:width="1.6cm" svg:height="0.8cm" svg:x="43.2cm" svg:y="8.6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51.2cm" svg:y="8.8cm">
          <draw:text-box>
            <text:p><text:span text:style-name="T5">(0,n)</text:span></text:p>
          </draw:text-box>
        </draw:frame>
        <draw:connector draw:style-name="gr6" draw:text-style-name="P6" draw:layer="layout" svg:x1="56cm" svg:y1="6.6cm" svg:x2="56cm" svg:y2="8.6cm" draw:start-shape="id9" draw:start-glue-point="6" draw:end-shape="id20" draw:end-glue-point="0" svg:d="M56000 6600v2000" svg:viewBox="0 0 1 2001">
          <text:p/>
        </draw:connector>
        <draw:connector draw:style-name="gr6" draw:text-style-name="P6" draw:layer="layout" svg:x1="56cm" svg:y1="2.7cm" svg:x2="56cm" svg:y2="5cm" draw:start-shape="id22" draw:start-glue-point="2" draw:end-shape="id9" draw:end-glue-point="4" svg:d="M56000 2700v2300" svg:viewBox="0 0 1 2301">
          <text:p/>
        </draw:connector>
        <draw:frame draw:style-name="gr7" draw:text-style-name="P8" draw:layer="layout" svg:width="1.6cm" svg:height="0.8cm" svg:x="56cm" svg:y="7.8cm">
          <draw:text-box>
            <text:p><text:span text:style-name="T5">(0,1)</text:span></text:p>
          </draw:text-box>
        </draw:frame>
        <draw:frame draw:style-name="gr7" draw:text-style-name="P8" draw:layer="layout" svg:width="1.6cm" svg:height="0.8cm" svg:x="56cm" svg:y="2.7cm">
          <draw:text-box>
            <text:p><text:span text:style-name="T5">(0,n)</text:span></text:p>
          </draw:text-box>
        </draw:frame>
        <draw:connector draw:style-name="gr6" draw:text-style-name="P6" draw:layer="layout" svg:x1="40cm" svg:y1="7.4cm" svg:x2="44.8cm" svg:y2="1.6cm" draw:start-shape="id13" draw:start-glue-point="0" draw:end-shape="id23" draw:end-glue-point="5" svg:d="M40000 7400v-5800h4800" svg:viewBox="0 0 4801 5801">
          <text:p/>
        </draw:connector>
        <draw:connector draw:style-name="gr6" draw:text-style-name="P6" draw:layer="layout" svg:x1="49.6cm" svg:y1="1.6cm" svg:x2="52.8cm" svg:y2="1.6cm" draw:start-shape="id23" draw:start-glue-point="7" draw:end-shape="id22" draw:end-glue-point="3" svg:d="M49600 1600h3200" svg:viewBox="0 0 3201 1">
          <text:p/>
        </draw:connector>
        <draw:custom-shape draw:style-name="gr19" draw:text-style-name="P13" xml:id="id24" draw:id="id24" draw:layer="layout" svg:width="4.8cm" svg:height="1.6cm" svg:x="45.6cm" svg:y="20.8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40cm" svg:y1="19.8cm" svg:x2="45.6cm" svg:y2="21.6cm" draw:start-shape="id15" draw:start-glue-point="2" draw:end-shape="id24" draw:end-glue-point="5" svg:d="M40000 19800v1800h5600" svg:viewBox="0 0 5601 1801">
          <text:p/>
        </draw:connector>
        <draw:connector draw:style-name="gr6" draw:text-style-name="P6" draw:layer="layout" draw:line-skew="1.699cm" svg:x1="50.4cm" svg:y1="21.6cm" svg:x2="59.2cm" svg:y2="1.6cm" draw:start-shape="id24" draw:start-glue-point="7" draw:end-shape="id22" draw:end-glue-point="1" svg:d="M50400 21600h11000v-20000h-2200" svg:viewBox="0 0 11001 20001">
          <text:p/>
        </draw:connector>
        <draw:frame draw:style-name="gr7" draw:text-style-name="P8" draw:layer="layout" svg:width="1.6cm" svg:height="0.8cm" svg:x="59.2cm" svg:y="0.8cm">
          <draw:text-box>
            <text:p><text:span text:style-name="T5">(0,n)</text:span></text:p>
          </draw:text-box>
        </draw:frame>
        <draw:frame draw:style-name="gr7" draw:text-style-name="P8" draw:layer="layout" svg:width="1.6cm" svg:height="0.8cm" svg:x="40cm" svg:y="19.8cm">
          <draw:text-box>
            <text:p><text:span text:style-name="T5">(0,n)</text:span></text:p>
          </draw:text-box>
        </draw:frame>
        <draw:frame draw:style-name="gr7" draw:text-style-name="P8" draw:layer="layout" svg:width="1.6cm" svg:height="0.8cm" svg:x="40cm" svg:y="6.6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51.2cm" svg:y="0.8cm">
          <draw:text-box>
            <text:p><text:span text:style-name="T5">(0,n)</text:span></text:p>
          </draw:text-box>
        </draw:frame>
        <draw:frame draw:style-name="gr20" draw:text-style-name="P8" xml:id="id25" draw:id="id25" draw:layer="layout" svg:width="2.4cm" svg:height="0.8cm" svg:x="48.6cm" svg:y="22.8cm">
          <draw:text-box>
            <text:p><text:span text:style-name="T5">Montant</text:span></text:p>
          </draw:text-box>
        </draw:frame>
        <draw:connector draw:style-name="gr21" draw:text-style-name="P6" draw:layer="layout" svg:x1="48cm" svg:y1="22.4cm" svg:x2="48.6cm" svg:y2="23.2cm" draw:start-shape="id24" draw:start-glue-point="6" draw:end-shape="id25" draw:end-glue-point="3" svg:d="M48000 22400v800h600" svg:viewBox="0 0 601 801">
          <text:p/>
        </draw:connector>
        <draw:frame draw:style-name="gr20" draw:text-style-name="P8" xml:id="id26" draw:id="id26" draw:layer="layout" svg:width="2.4cm" svg:height="0.8cm" svg:x="48cm" svg:y="2.8cm">
          <draw:text-box>
            <text:p><text:span text:style-name="T5">Quantité</text:span></text:p>
          </draw:text-box>
        </draw:frame>
        <draw:connector draw:style-name="gr21" draw:text-style-name="P6" draw:layer="layout" svg:x1="47.2cm" svg:y1="2.4cm" svg:x2="48cm" svg:y2="3.2cm" draw:start-shape="id23" draw:start-glue-point="6" draw:end-shape="id26" draw:end-glue-point="3" svg:d="M47200 2400v800h800" svg:viewBox="0 0 801 801">
          <text:p/>
        </draw:connector>
        <draw:frame draw:style-name="gr20" draw:text-style-name="P8" xml:id="id27" draw:id="id27" draw:layer="layout" svg:width="2.4cm" svg:height="0.8cm" svg:x="48.8cm" svg:y="10.8cm">
          <draw:text-box>
            <text:p><text:span text:style-name="T5">Quantité</text:span></text:p>
          </draw:text-box>
        </draw:frame>
        <draw:connector draw:style-name="gr21" draw:text-style-name="P6" draw:layer="layout" svg:x1="48cm" svg:y1="10.4cm" svg:x2="48.8cm" svg:y2="11.2cm" draw:start-shape="id21" draw:start-glue-point="6" draw:end-shape="id27" draw:end-glue-point="3" svg:d="M48000 10400v800h800" svg:viewBox="0 0 801 801">
          <text:p/>
        </draw:connector>
        <draw:g xml:id="id33" draw:id="id33">
          <draw:custom-shape draw:style-name="gr22" draw:text-style-name="P14" draw:layer="layout" svg:width="6.4cm" svg:height="0.8cm" svg:x="4.8cm" svg:y="30.5cm">
            <text:p text:style-name="P1"><text:span text:style-name="T1">Type d'activité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6.4cm" svg:height="2.2cm" svg:x="4.8cm" svg:y="31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escription</text:span></text:p>
              </text:list-item>
              <text:list-item>
                <text:p text:style-name="P3"><text:span text:style-name="T6">Nombre personnes min</text:span></text:p>
              </text:list-item>
              <text:list-item>
                <text:p text:style-name="P3"><text:span text:style-name="T6">Pré-réserva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6" draw:id="id36">
          <draw:custom-shape draw:style-name="gr22" draw:text-style-name="P14" draw:layer="layout" svg:width="6.4cm" svg:height="0.8cm" svg:x="4.8cm" svg:y="22.5cm">
            <text:p text:style-name="P1"><text:span text:style-name="T1">Activité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5" xml:id="id32" draw:id="id32" draw:layer="layout" svg:width="6.4cm" svg:height="2.2cm" svg:x="4.8cm" svg:y="23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</text:span></text:p>
              </text:list-item>
              <text:list-item>
                <text:p text:style-name="P3"><text:span text:style-name="T6">Prix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4" draw:layer="layout" svg:width="6.4cm" svg:height="0.8cm" svg:x="4.8cm" svg:y="14.7cm">
            <text:p text:style-name="P1"><text:span text:style-name="T1">Réservation activité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5" xml:id="id30" draw:id="id30" draw:layer="layout" svg:width="6.4cm" svg:height="2.3cm" svg:x="4.8cm" svg:y="15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4" draw:id="id34">
          <draw:custom-shape draw:style-name="gr22" draw:text-style-name="P14" draw:layer="layout" svg:width="6.4cm" svg:height="0.8cm" svg:x="4.8cm" svg:y="8.1cm">
            <text:p text:style-name="P1"><text:span text:style-name="T1">Formule tarifaire activité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6.4cm" svg:height="2.2cm" svg:x="4.8cm" svg:y="8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Réduction</text:span></text:p>
              </text:list-item>
              <text:list-item>
                <text:p text:style-name="P3"><text:span text:style-name="T3">Valid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6" xml:id="id28" draw:id="id28" draw:layer="layout" svg:width="4.8cm" svg:height="1.6cm" svg:x="13.6cm" svg:y="15.2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11.2cm" svg:y1="16cm" svg:x2="13.6cm" svg:y2="16cm" draw:end-shape="id28" draw:end-glue-point="5" svg:d="M11200 16000h2400" svg:viewBox="0 0 2401 1">
          <text:p/>
        </draw:connector>
        <draw:connector draw:style-name="gr6" draw:text-style-name="P6" draw:layer="layout" svg:x1="18.4cm" svg:y1="16cm" svg:x2="24cm" svg:y2="11.4cm" draw:start-shape="id28" draw:start-glue-point="7" draw:end-shape="id11" draw:end-glue-point="2" svg:d="M18400 16000h5600v-4600" svg:viewBox="0 0 5601 4601">
          <text:p/>
        </draw:connector>
        <draw:frame draw:style-name="gr7" draw:text-style-name="P8" draw:layer="layout" svg:width="1.6cm" svg:height="0.8cm" svg:x="11.2cm" svg:y="15.2cm">
          <draw:text-box>
            <text:p><text:span text:style-name="T5">(1,1)</text:span></text:p>
          </draw:text-box>
        </draw:frame>
        <draw:frame draw:style-name="gr7" draw:text-style-name="P8" draw:layer="layout" svg:width="1.6cm" svg:height="0.8cm" svg:x="24cm" svg:y="11.4cm">
          <draw:text-box>
            <text:p><text:span text:style-name="T5">(0,n)</text:span></text:p>
          </draw:text-box>
        </draw:frame>
        <draw:custom-shape draw:style-name="gr25" draw:text-style-name="P16" xml:id="id29" draw:id="id29" draw:layer="layout" svg:width="4.8cm" svg:height="1.6cm" svg:x="5.6cm" svg:y="19.2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8cm" svg:y1="19.2cm" svg:x2="8cm" svg:y2="17.8cm" draw:start-shape="id29" draw:start-glue-point="4" draw:end-shape="id30" svg:d="M8000 19200v-1400" svg:viewBox="0 0 1 1401">
          <text:p/>
        </draw:connector>
        <draw:connector draw:style-name="gr6" draw:text-style-name="P6" draw:layer="layout" svg:x1="8cm" svg:y1="22.4cm" svg:x2="8cm" svg:y2="20.8cm" draw:end-shape="id29" draw:end-glue-point="6" svg:d="M8000 22400v-1600" svg:viewBox="0 0 1 1601">
          <text:p/>
        </draw:connector>
        <draw:frame draw:style-name="gr7" draw:text-style-name="P8" draw:layer="layout" svg:width="1.6cm" svg:height="0.8cm" svg:x="8cm" svg:y="17.8cm">
          <draw:text-box>
            <text:p><text:span text:style-name="T5">(1,1)</text:span></text:p>
          </draw:text-box>
        </draw:frame>
        <draw:frame draw:style-name="gr7" draw:text-style-name="P8" draw:layer="layout" svg:width="1.6cm" svg:height="0.8cm" svg:x="8cm" svg:y="21.7cm">
          <draw:text-box>
            <text:p><text:span text:style-name="T5">(0,n)</text:span></text:p>
          </draw:text-box>
        </draw:frame>
        <draw:custom-shape draw:style-name="gr25" draw:text-style-name="P16" xml:id="id31" draw:id="id31" draw:layer="layout" svg:width="4.8cm" svg:height="1.6cm" svg:x="5.6cm" svg:y="27.2cm">
          <text:p text:style-name="P1"><text:span text:style-name="T5">Organ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8cm" svg:y1="27.2cm" svg:x2="8cm" svg:y2="25.5cm" draw:start-shape="id31" draw:start-glue-point="4" draw:end-shape="id32" svg:d="M8000 27200v-1700" svg:viewBox="0 0 1 1701">
          <text:p/>
        </draw:connector>
        <draw:connector draw:style-name="gr6" draw:text-style-name="P6" draw:layer="layout" svg:x1="8cm" svg:y1="30.5cm" svg:x2="8cm" svg:y2="28.8cm" draw:start-shape="id33" draw:end-shape="id31" draw:end-glue-point="6" svg:d="M8000 30500v-1700" svg:viewBox="0 0 1 1701">
          <text:p/>
        </draw:connector>
        <draw:frame draw:style-name="gr7" draw:text-style-name="P8" draw:layer="layout" svg:width="1.6cm" svg:height="0.8cm" svg:x="8cm" svg:y="25.5cm">
          <draw:text-box>
            <text:p><text:span text:style-name="T5">(1,1)</text:span></text:p>
          </draw:text-box>
        </draw:frame>
        <draw:frame draw:style-name="gr7" draw:text-style-name="P8" draw:layer="layout" svg:width="1.6cm" svg:height="0.8cm" svg:x="8cm" svg:y="29.8cm">
          <draw:text-box>
            <text:p><text:span text:style-name="T5">(0,n)</text:span></text:p>
          </draw:text-box>
        </draw:frame>
        <draw:custom-shape draw:style-name="gr25" draw:text-style-name="P16" xml:id="id35" draw:id="id35" draw:layer="layout" svg:width="4.8cm" svg:height="1.6cm" svg:x="13.6cm" svg:y="8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11.2cm" svg:y1="9.6cm" svg:x2="13.6cm" svg:y2="9.6cm" draw:start-shape="id34" draw:end-shape="id35" draw:end-glue-point="5" svg:d="M11200 9600h2400" svg:viewBox="0 0 2401 1">
          <text:p/>
        </draw:connector>
        <draw:connector draw:style-name="gr6" draw:text-style-name="P6" draw:layer="layout" svg:x1="18.4cm" svg:y1="9.6cm" svg:x2="20.8cm" svg:y2="9.6cm" draw:start-shape="id35" draw:start-glue-point="7" draw:end-shape="id11" svg:d="M18400 9600h2400" svg:viewBox="0 0 2401 1">
          <text:p/>
        </draw:connector>
        <draw:frame draw:style-name="gr7" draw:text-style-name="P8" draw:layer="layout" svg:width="1.6cm" svg:height="0.8cm" svg:x="11.2cm" svg:y="8.8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19.2cm" svg:y="8.8cm">
          <draw:text-box>
            <text:p><text:span text:style-name="T5">(0,n)</text:span></text:p>
          </draw:text-box>
        </draw:frame>
        <draw:custom-shape draw:style-name="gr25" draw:text-style-name="P16" xml:id="id37" draw:id="id37" draw:layer="layout" svg:width="4.8cm" svg:height="1.6cm" svg:x="13.6cm" svg:y="25.6cm">
          <text:p text:style-name="P1"><text:span text:style-name="T5">Anim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11.2cm" svg:y1="24cm" svg:x2="16cm" svg:y2="25.6cm" draw:start-shape="id36" draw:start-glue-point="1" draw:end-shape="id37" draw:end-glue-point="4" svg:d="M11200 24000h4800v1600" svg:viewBox="0 0 4801 1601">
          <text:p/>
        </draw:connector>
        <draw:connector draw:style-name="gr6" draw:text-style-name="P6" draw:layer="layout" svg:x1="16cm" svg:y1="29.1cm" svg:x2="16cm" svg:y2="27.2cm" draw:start-shape="id38" draw:start-glue-point="0" draw:end-shape="id37" draw:end-glue-point="6" svg:d="M16000 29100v-1900" svg:viewBox="0 0 1 1901">
          <text:p/>
        </draw:connector>
        <draw:frame draw:style-name="gr26" draw:text-style-name="P8" draw:layer="layout" svg:width="1.675cm" svg:height="0.831cm" svg:x="16cm" svg:y="28.277cm">
          <draw:text-box>
            <text:p><text:span text:style-name="T5">(0,n)</text:span></text:p>
          </draw:text-box>
        </draw:frame>
        <draw:frame draw:style-name="gr26" draw:text-style-name="P8" draw:layer="layout" svg:width="1.675cm" svg:height="0.831cm" svg:x="11.225cm" svg:y="23.1cm">
          <draw:text-box>
            <text:p><text:span text:style-name="T5">(1,n)</text:span></text:p>
          </draw:text-box>
        </draw:frame>
        <draw:g xml:id="id38" draw:id="id38">
          <draw:custom-shape draw:style-name="gr17" draw:text-style-name="P11" draw:layer="layout" svg:width="6.4cm" svg:height="0.8cm" svg:x="12.8cm" svg:y="29.1cm">
            <text:p text:style-name="P1"><text:span text:style-name="T1">Employé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6.4cm" svg:height="1.8cm" svg:x="12.8cm" svg:y="29.9cm">
            <text:list text:style-name="L1">
              <text:list-item>
                <text:p text:style-name="P3"><text:span text:style-name="T7">Numéro</text:span></text:p>
              </text:list-item>
              <text:list-item>
                <text:p text:style-name="P3"><text:span text:style-name="T5">Nom</text:span></text:p>
              </text:list-item>
              <text:list-item>
                <text:p text:style-name="P3"><text:span text:style-name="T5">Prénom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28" draw:text-style-name="P7" xml:id="id39" draw:id="id39" draw:layer="layout" svg:width="4.8cm" svg:height="1.6cm" svg:x="13.6cm" svg:y="34.4cm">
          <text:p text:style-name="P1"><text:span text:style-name="T5">Diri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1.2cm" svg:y1="35.2cm" svg:x2="18.4cm" svg:y2="35.2cm" draw:start-shape="id1" draw:start-glue-point="3" draw:end-shape="id39" draw:end-glue-point="7" svg:d="M21200 35200h-2800" svg:viewBox="0 0 2801 1">
          <text:p/>
        </draw:connector>
        <draw:connector draw:style-name="gr6" draw:text-style-name="P6" draw:layer="layout" svg:x1="16cm" svg:y1="31.7cm" svg:x2="16cm" svg:y2="34.4cm" draw:start-shape="id38" draw:start-glue-point="2" draw:end-shape="id39" svg:d="M16000 31700v2700" svg:viewBox="0 0 1 2701">
          <text:p/>
        </draw:connector>
        <draw:frame draw:style-name="gr26" draw:text-style-name="P8" draw:layer="layout" svg:width="1.675cm" svg:height="0.831cm" svg:x="16cm" svg:y="31.769cm">
          <draw:text-box>
            <text:p><text:span text:style-name="T5">(0,1)</text:span></text:p>
          </draw:text-box>
        </draw:frame>
        <draw:frame draw:style-name="gr11" draw:text-style-name="P8" draw:layer="layout" svg:width="1.6cm" svg:height="0.8cm" svg:x="19.6cm" svg:y="34.4cm">
          <draw:text-box>
            <text:p><text:span text:style-name="T5">(1,1)</text:span></text:p>
          </draw:text-box>
        </draw:frame>
        <draw:g xml:id="id6" draw:id="id6">
          <draw:custom-shape draw:style-name="gr1" draw:text-style-name="P2" draw:layer="layout" svg:width="6.4cm" svg:height="0.8cm" svg:x="53.6cm" svg:y="34.2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53.6cm" svg:y="3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28" draw:text-style-name="P7" xml:id="id7" draw:id="id7" draw:layer="layout" svg:width="4.8cm" svg:height="1.6cm" svg:x="54.4cm" svg:y="38.4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7" xml:id="id40" draw:id="id40" draw:layer="layout" svg:width="4.8cm" svg:height="1.6cm" svg:x="22cm" svg:y="29.6cm">
          <text:p text:style-name="P1"><text:span text:style-name="T5">Vend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6.8cm" svg:y1="30.4cm" svg:x2="29.6cm" svg:y2="30.4cm" draw:start-shape="id40" draw:start-glue-point="7" draw:end-shape="id3" draw:end-glue-point="3" svg:d="M26800 30400h2800" svg:viewBox="0 0 2801 1">
          <text:p/>
        </draw:connector>
        <draw:connector draw:style-name="gr6" draw:text-style-name="P6" draw:layer="layout" svg:x1="19.2cm" svg:y1="30.4cm" svg:x2="22cm" svg:y2="30.4cm" draw:start-shape="id38" draw:start-glue-point="1" draw:end-shape="id40" draw:end-glue-point="5" svg:d="M19200 30400h2800" svg:viewBox="0 0 2801 1">
          <text:p/>
        </draw:connector>
        <draw:frame draw:style-name="gr7" draw:text-style-name="P8" draw:layer="layout" svg:width="1.6cm" svg:height="0.8cm" svg:x="19.2cm" svg:y="29.6cm">
          <draw:text-box>
            <text:p><text:span text:style-name="T5">(0,n)</text:span></text:p>
          </draw:text-box>
        </draw:frame>
        <draw:frame draw:style-name="gr11" draw:text-style-name="P8" draw:layer="layout" svg:width="1.6cm" svg:height="0.8cm" svg:x="28cm" svg:y="29.6cm">
          <draw:text-box>
            <text:p><text:span text:style-name="T5">(0,n)</text:span></text:p>
          </draw:text-box>
        </draw:frame>
        <draw:frame draw:style-name="gr20" draw:text-style-name="P8" xml:id="id41" draw:id="id41" draw:layer="layout" svg:width="1.4cm" svg:height="0.8cm" svg:x="25.2cm" svg:y="26.8cm">
          <draw:text-box>
            <text:p><text:span text:style-name="T5">Date</text:span></text:p>
          </draw:text-box>
        </draw:frame>
        <draw:connector draw:style-name="gr21" draw:text-style-name="P6" draw:layer="layout" svg:x1="24.4cm" svg:y1="29.6cm" svg:x2="25.2cm" svg:y2="27.2cm" draw:start-shape="id40" draw:start-glue-point="4" draw:end-shape="id41" draw:end-glue-point="3" svg:d="M24400 29600v-2400h800" svg:viewBox="0 0 801 2401">
          <text:p/>
        </draw:connector>
        <draw:frame draw:style-name="gr20" draw:text-style-name="P8" xml:id="id42" draw:id="id42" draw:layer="layout" svg:width="2.4cm" svg:height="0.8cm" svg:x="25.2cm" svg:y="27.6cm">
          <draw:text-box>
            <text:p><text:span text:style-name="T5">Quantité</text:span></text:p>
          </draw:text-box>
        </draw:frame>
        <draw:connector draw:style-name="gr21" draw:text-style-name="P6" draw:layer="layout" svg:x1="24.4cm" svg:y1="29.6cm" svg:x2="25.2cm" svg:y2="28cm" draw:start-shape="id40" draw:start-glue-point="4" draw:end-shape="id42" draw:end-glue-point="3" svg:d="M24400 29600v-1600h800" svg:viewBox="0 0 801 1601">
          <text:p/>
        </draw:connector>
        <draw:frame draw:style-name="gr20" draw:text-style-name="P8" xml:id="id43" draw:id="id43" draw:layer="layout" svg:width="1.6cm" svg:height="0.8cm" svg:x="25.2cm" svg:y="28.4cm">
          <draw:text-box>
            <text:p><text:span text:style-name="T5">Prix</text:span></text:p>
          </draw:text-box>
        </draw:frame>
        <draw:connector draw:style-name="gr21" draw:text-style-name="P6" draw:layer="layout" svg:x1="24.4cm" svg:y1="29.6cm" svg:x2="25.2cm" svg:y2="28.8cm" draw:start-shape="id40" draw:start-glue-point="4" draw:end-shape="id43" draw:end-glue-point="3" svg:d="M24400 29600v-800h800" svg:viewBox="0 0 801 801">
          <text:p/>
        </draw:connector>
        <draw:frame draw:style-name="gr20" draw:text-style-name="P8" xml:id="id44" draw:id="id44" draw:layer="layout" svg:width="2cm" svg:height="0.8cm" svg:x="33.6cm" svg:y="37.2cm">
          <draw:text-box>
            <text:p><text:span text:style-name="T5">Épuisé</text:span></text:p>
          </draw:text-box>
        </draw:frame>
        <draw:frame draw:style-name="gr20" draw:text-style-name="P8" xml:id="id45" draw:id="id45" draw:layer="layout" svg:width="2.4cm" svg:height="0.8cm" svg:x="33.6cm" svg:y="36.4cm">
          <draw:text-box>
            <text:p><text:span text:style-name="T5">Quantité</text:span></text:p>
          </draw:text-box>
        </draw:frame>
        <draw:connector draw:style-name="gr21" draw:text-style-name="P6" draw:layer="layout" svg:x1="32.8cm" svg:y1="36cm" svg:x2="33.6cm" svg:y2="37.6cm" draw:start-shape="id2" draw:start-glue-point="6" draw:end-shape="id44" draw:end-glue-point="3" svg:d="M32800 36000v1600h800" svg:viewBox="0 0 801 1601">
          <text:p/>
        </draw:connector>
        <draw:connector draw:style-name="gr21" draw:text-style-name="P6" draw:layer="layout" svg:x1="32.8cm" svg:y1="36cm" svg:x2="33.6cm" svg:y2="36.8cm" draw:start-shape="id2" draw:start-glue-point="6" draw:end-shape="id45" svg:d="M32800 36000v800h800" svg:viewBox="0 0 801 801">
          <text:p/>
        </draw:connector>
        <draw:custom-shape draw:style-name="gr25" draw:text-style-name="P16" xml:id="id46" draw:id="id46" draw:layer="layout" svg:width="4.8cm" svg:height="1.6cm" svg:x="0cm" svg:y="20.8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4.8cm" svg:y1="32cm" svg:x2="2.4cm" svg:y2="22.4cm" draw:start-shape="id33" draw:start-glue-point="3" draw:end-shape="id46" draw:end-glue-point="6" svg:d="M4800 32000h-2400v-9600" svg:viewBox="0 0 2401 9601">
          <text:p/>
        </draw:connector>
        <draw:connector draw:style-name="gr6" draw:text-style-name="P6" draw:layer="layout" svg:x1="2.4cm" svg:y1="20.8cm" svg:x2="4.8cm" svg:y2="9.6cm" draw:start-shape="id46" draw:start-glue-point="4" draw:end-shape="id34" draw:end-glue-point="3" svg:d="M2400 20800v-11200h2400" svg:viewBox="0 0 2401 11201">
          <text:p/>
        </draw:connector>
        <draw:frame draw:style-name="gr11" draw:text-style-name="P8" draw:layer="layout" svg:width="1.6cm" svg:height="0.8cm" svg:x="3.2cm" svg:y="8.8cm">
          <draw:text-box>
            <text:p><text:span text:style-name="T5">(1,n)</text:span></text:p>
          </draw:text-box>
        </draw:frame>
        <draw:frame draw:style-name="gr11" draw:text-style-name="P8" draw:layer="layout" svg:width="1.6cm" svg:height="0.8cm" svg:x="3.2cm" svg:y="31.2cm">
          <draw:text-box>
            <text:p><text:span text:style-name="T5">(0,n)</text:span></text:p>
          </draw:text-box>
        </draw:frame>
        <draw:frame draw:style-name="gr20" draw:text-style-name="P8" xml:id="id47" draw:id="id47" draw:layer="layout" svg:width="3.2cm" svg:height="0.8cm" svg:x="16.8cm" svg:y="10.8cm">
          <draw:text-box>
            <text:p><text:span text:style-name="T5">Fin validité</text:span></text:p>
          </draw:text-box>
        </draw:frame>
        <draw:connector draw:style-name="gr21" draw:text-style-name="P6" draw:layer="layout" svg:x1="16cm" svg:y1="10.4cm" svg:x2="16.8cm" svg:y2="11.2cm" draw:start-shape="id35" draw:start-glue-point="6" draw:end-shape="id47" draw:end-glue-point="3" svg:d="M16000 10400v800h800" svg:viewBox="0 0 8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1.6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29T13:43:31.801000000</dc:date>
    <meta:editing-duration>PT6H53M48S</meta:editing-duration>
    <meta:editing-cycles>41</meta:editing-cycles>
    <meta:generator>LibreOffice/4.4.3.2$Windows_x86 LibreOffice_project/88805f81e9fe61362df02b9941de8e38a9b5fd16</meta:generator>
    <meta:document-statistic meta:object-count="170"/>
  </office:meta>
</office:document-meta>
</file>